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999999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path draw:style-name="gr1" draw:text-style-name="P1" draw:layer="layout" svg:width="7.982cm" svg:height="7.982cm" svg:x="1.009cm" svg:y="0.986cm" svg:viewBox="0 0 7983 7983" svg:d="m2034 551-1483 3440 1483 3441h3914l1484-3441-1484-3440zm-4227-551h4540l1722 3991-1722 3992h-4540l-1721-3992z">
          <text:p/>
        </draw:path>
        <draw:path draw:style-name="gr1" draw:text-style-name="P1" draw:layer="layout" svg:width="3.785cm" svg:height="4.037cm" svg:x="3.107cm" svg:y="2.981cm" svg:viewBox="0 0 3786 4038" svg:d="m556 2030 911 2008h-521l-946-2019 946-2019h531zm1753 2030-921-2030h530l947 2019-947 2019h-520z">
          <text:p/>
        </draw:path>
      </draw:page>
      <draw:page draw:name="page2" draw:style-name="dp1" draw:master-page-name="標準">
        <draw:custom-shape draw:style-name="gr2" draw:text-style-name="P1" draw:layer="layout" svg:width="0.987cm" svg:height="6.009cm" svg:x="1.009cm" svg:y="0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87cm" svg:height="6.009cm" svg:x="8.027cm" svg:y="2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87cm" svg:height="6.009cm" draw:transform="rotate (1.5707963267946) translate (1.02cm 7.94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87cm" svg:height="6.009cm" draw:transform="rotate (1.5707963267946) translate (3.014cm 2.99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19cm" svg:height="2.018cm" svg:x="4.014cm" svg:y="3.97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custom-shape draw:style-name="gr2" draw:text-style-name="P1" draw:layer="layout" svg:width="5.94cm" svg:height="6.01cm" svg:x="2.019cm" svg:y="0.826cm">
          <text:p/>
          <draw:enhanced-geometry svg:viewBox="0 0 21600 21600" draw:type="block-arc" draw:modifiers="-178.932526662645 8969.1378149999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5.94cm" svg:height="6.01cm" svg:x="2.019cm" svg:y="3.165cm">
          <text:p/>
          <draw:enhanced-geometry svg:viewBox="0 0 21600 21600" draw:mirror-vertical="true" draw:type="block-arc" draw:modifiers="-178.932526662645 8969.1378149999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2.042cm" svg:height="2.042cm" svg:x="3.991cm" svg:y="3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042cm" svg:height="2.042cm" svg:x="3.99cm" svg:y="3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7.223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.763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27T20:55:28</meta:creation-date>
    <dc:date>2014-07-27T21:18:08</dc:date>
    <meta:editing-duration>PT6M56S</meta:editing-duration>
    <meta:editing-cycles>1</meta:editing-cycles>
    <meta:document-statistic meta:object-count="13"/>
    <meta:generator>OpenOffice.org/3.4.1$Unix OpenOffice.org_project/341m1$Build-9593</meta:generator>
  </office:meta>
</office:document-meta>
</file>